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Standard">
      <style:text-properties fo:font-size="22pt" officeooo:rsid="002a42fb" officeooo:paragraph-rsid="002a42fb" style:font-size-asian="22pt" style:font-size-complex="22pt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2a42fb" officeooo:paragraph-rsid="002a42fb" style:font-name-asian="Liberation Mono" style:font-size-asian="22pt" style:font-name-complex="Liberation Mono" style:font-size-complex="22pt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320db2" officeooo:paragraph-rsid="00320db2" style:font-name-asian="Liberation Mono" style:font-size-asian="22pt" style:font-name-complex="Liberation Mono" style:font-size-complex="22pt"/>
    </style:style>
    <style:style style:name="P6" style:family="paragraph" style:parent-style-name="Standard">
      <style:text-properties officeooo:paragraph-rsid="002a42fb"/>
    </style:style>
    <style:style style:name="P7" style:family="paragraph" style:parent-style-name="Standard">
      <style:text-properties officeooo:rsid="00320db2" officeooo:paragraph-rsid="00320db2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026c4" officeooo:paragraph-rsid="003026c4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026c4" officeooo:paragraph-rsid="003026c4" fo:background-color="transparent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026c4" officeooo:paragraph-rsid="002541e3" fo:background-color="transparent" style:font-name-asian="Liberation Mono" style:font-size-asian="18pt" style:font-name-complex="Liberation Mono" style:font-size-complex="18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42fb" officeooo:paragraph-rsid="002a42fb" style:font-name-asian="Liberation Mono" style:font-size-asian="22pt" style:font-name-complex="Liberation Mono" style:font-size-complex="22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42fb" officeooo:paragraph-rsid="003026c4" style:font-name-asian="Liberation Mono" style:font-size-asian="22pt" style:font-name-complex="Liberation Mono" style:font-size-complex="22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026c4" officeooo:paragraph-rsid="003026c4" style:font-name-asian="Liberation Mono" style:font-size-asian="22pt" style:font-name-complex="Liberation Mono" style:font-size-complex="22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italic" fo:font-weight="normal" officeooo:rsid="0029b71d" officeooo:paragraph-rsid="002541e3" style:font-name-asian="Liberation Mono" style:font-size-asian="14pt" style:font-style-asian="italic" style:font-name-complex="Liberation Mono" style:font-size-complex="14pt" style:font-style-complex="italic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026c4" officeooo:paragraph-rsid="003026c4" style:font-name-asian="Liberation Mono" style:font-size-asian="24pt" style:font-name-complex="Liberation Mono" style:font-size-complex="24pt"/>
    </style:style>
    <style:style style:name="P1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026c4" officeooo:paragraph-rsid="003026c4" style:font-name-asian="Liberation Mono" style:font-size-asian="22pt" style:font-name-complex="Liberation Mono" style:font-size-complex="22pt"/>
    </style:style>
    <style:style style:name="P1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46d75" officeooo:paragraph-rsid="00346d75" style:font-name-asian="Liberation Mono" style:font-size-asian="22pt" style:font-name-complex="Liberation Mono" style:font-size-complex="22pt"/>
    </style:style>
    <style:style style:name="P1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346d75" officeooo:paragraph-rsid="00346d75" style:font-name-asian="Liberation Mono" style:font-size-asian="16pt" style:font-name-complex="Liberation Mono" style:font-size-complex="16pt"/>
    </style:style>
    <style:style style:name="T1" style:family="text">
      <style:text-properties fo:font-size="36pt" officeooo:rsid="00228101" style:font-size-asian="36pt" style:font-size-complex="36pt"/>
    </style:style>
    <style:style style:name="T2" style:family="text">
      <style:text-properties fo:font-size="36pt" officeooo:rsid="002a42fb" style:font-size-asian="36pt" style:font-size-complex="36pt"/>
    </style:style>
    <style:style style:name="T3" style:family="text">
      <style:text-properties fo:font-size="36pt" officeooo:rsid="002f67a1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17fe9d" style:font-size-asian="22pt" style:font-size-complex="22pt"/>
    </style:style>
    <style:style style:name="T6" style:family="text">
      <style:text-properties fo:font-size="22pt" officeooo:rsid="002a42fb" style:font-size-asian="22pt" style:font-size-complex="22pt"/>
    </style:style>
    <style:style style:name="T7" style:family="text">
      <style:text-properties fo:font-size="22pt" officeooo:rsid="00320db2" style:font-size-asian="22pt" style:font-size-complex="22pt"/>
    </style:style>
    <style:style style:name="T8" style:family="text">
      <style:text-properties fo:font-size="22pt" officeooo:rsid="002db27d" style:font-size-asian="22pt" style:font-size-complex="22pt"/>
    </style:style>
    <style:style style:name="T9" style:family="text">
      <style:text-properties fo:font-size="22pt" fo:background-color="#ffff00" loext:char-shading-value="0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346d75" style:font-size-asian="18pt" style:font-size-complex="18pt"/>
    </style:style>
    <style:style style:name="T12" style:family="text">
      <style:text-properties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theridge</text:span><text:span text:style-name="T1"> – </text:span><text:span text:style-name="T3">I'm the Only One</text:span></text:p>
      <text:p text:style-name="P2"><text:span text:style-name="T5">Original key: </text:span><text:span text:style-name="T6">G</text:span><text:span text:style-name="T5"> <text:s text:c="3"/>Us: Same</text:span></text:p>
      <text:p text:style-name="P6"><text:span text:style-name="T7">ROL</text:span><text:span text:style-name="T6">:Org</text:span><text:span text:style-name="T7">an</text:span><text:span text:style-name="T6"> <text:s text:c="4"/></text:span><text:span text:style-name="T7">gm</text:span><text:span text:style-name="T8"> blues 4</text:span><text:span text:style-name="T7">21231</text:span></text:p>
      <text:p text:style-name="P7"><text:span text:style-name="T7">g</text:span><text:span text:style-name="T4">ive volume </text:span><text:span text:style-name="T9">headroom</text:span><text:span text:style-name="T4"> on pedal</text:span></text:p>
      <text:p text:style-name="P3"/>
      <text:p text:style-name="P4">[INTRO]</text:p>
      <text:p text:style-name="P5">Drums: two beat intro</text:p>
      <text:p text:style-name="P5">Long vamp on G<text:span text:style-name="T10"> (whole band)</text:span></text:p>
      <text:p text:style-name="P3"/>
      <text:p text:style-name="P12">[VERSE]</text:p>
      <text:p text:style-name="P14">8 bars G</text:p>
      <text:p text:style-name="P13"><text:s/></text:p>
      <text:p text:style-name="P12">[CHORUS]</text:p>
      <text:p text:style-name="P16"><text:span text:style-name="T4">am | D <text:s/></text:span><text:span text:style-name="T10">[2x] (pre-chorus)</text:span></text:p>
      <text:p text:style-name="P16"><text:span text:style-name="T4">G <text:s/>| F | em</text:span><text:span text:style-name="T10"> <text:s/>[2x]</text:span></text:p>
      <text:p text:style-name="P14">am | C | F | C</text:p>
      <text:p text:style-name="P18"><text:span text:style-name="T12">^^^ </text:span></text:p>
      <text:p text:style-name="P19">smear up</text:p>
      <text:p text:style-name="P9"/>
      <text:p text:style-name="P14">[Guitar solo]</text:p>
      <text:p text:style-name="P16"><text:span text:style-name="T4">F | F | G | G </text:span><text:span text:style-name="T10">[</text:span><text:span text:style-name="T11">4</text:span><text:span text:style-name="T10">x?]</text:span></text:p>
      <text:p text:style-name="P15"/>
      <text:p text:style-name="P14">Go to CHORUS</text:p>
      <text:p text:style-name="P10"><text:span text:style-name="T4">Repeat CHORUS</text:span> <text:s/>[without pre-chorus]</text:p>
      <text:p text:style-name="P11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5-02-06T21:43:29.588751373</dc:date>
    <meta:editing-duration>PT3H6M37S</meta:editing-duration>
    <meta:editing-cycles>34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0" meta:word-count="73" meta:character-count="339" meta:non-whitespace-character-count="271"/>
  </office:meta>
</office:document-meta>
</file>